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2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officeooo:paragraph-rsid="00a86c1a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887481" style:font-weight-asian="normal" style:font-weight-complex="normal"/>
    </style:style>
    <style:style style:name="T16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7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8" style:family="text">
      <style:text-properties officeooo:rsid="0069a576"/>
    </style:style>
    <style:style style:name="T19" style:family="text">
      <style:text-properties officeooo:rsid="007e9c3d"/>
    </style:style>
    <style:style style:name="T20" style:family="text">
      <style:text-properties officeooo:rsid="008f2545"/>
    </style:style>
    <style:style style:name="T21" style:family="text">
      <style:text-properties officeooo:rsid="003db36c"/>
    </style:style>
    <style:style style:name="T22" style:family="text">
      <style:text-properties style:font-name="Times New Roman" fo:font-size="12pt" fo:language="uk" fo:country="UA" fo:font-weight="normal" officeooo:rsid="00a86c1a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3" style:family="text">
      <style:text-properties officeooo:rsid="009f5f60"/>
    </style:style>
    <style:style style:name="T24" style:family="text">
      <style:text-properties officeooo:rsid="00a2e8bf"/>
    </style:style>
    <style:style style:name="T25" style:family="text">
      <style:text-properties officeooo:rsid="00ab143c"/>
    </style:style>
    <style:style style:name="T26" style:family="text">
      <style:text-properties officeooo:rsid="00ab4989"/>
    </style:style>
    <style:style style:name="T27" style:family="text">
      <style:text-properties officeooo:rsid="00b2cde2"/>
    </style:style>
    <style:style style:name="T28" style:family="text">
      <style:text-properties officeooo:rsid="00b457fb"/>
    </style:style>
    <style:style style:name="T29" style:family="text">
      <style:text-properties officeooo:rsid="00b9fdd5"/>
    </style:style>
    <style:style style:name="T30" style:family="text">
      <style:text-properties officeooo:rsid="003820f7"/>
    </style:style>
    <style:style style:name="T31" style:family="text">
      <style:text-properties officeooo:rsid="00bed04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1in" draw:visible-area-height="1.981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0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8"><text:span text:style-name="T17">Тема. </text:span><text:span text:style-name="T16">DDL та DML оператори мови SQL.</text:span></text:p>
      <text:p text:style-name="P15">Мета.</text:p>
      <text:list xml:id="list593421775" text:style-name="L1">
        <text:list-item>
          <text:p text:style-name="P22">Здобути досвід використання DDL операторів мови SQL для створення реляційних баз даних.</text:p>
        </text:list-item>
        <text:list-item>
          <text:p text:style-name="P23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3">Отримати досвід використання операторів мови SQL, що забезпечують ціліс<text:span text:style-name="T18">ніс</text:span>ть д<text:span text:style-name="T18">а</text:span>них.</text:p>
        </text:list-item>
        <text:list-item>
          <text:p text:style-name="P23">Навчитися писати SQL-скрипти розгортання реляційних баз даних.</text:p>
        </text:list-item>
      </text:list>
      <text:p text:style-name="P16">Завдання.</text:p>
      <text:list xml:id="list1611442512" text:style-name="L2">
        <text:list-item>
          <text:p text:style-name="P24">Написати SQL-скрипт розгортання бази даних ЛР1, повинен містити такі SQL-оператори:</text:p>
          <text:list>
            <text:list-item>
              <text:p text:style-name="P24">USE</text:p>
            </text:list-item>
            <text:list-item>
              <text:p text:style-name="P24">CREATE DATABASE</text:p>
              <text:list>
                <text:list-item>
                  <text:p text:style-name="P24">Для файлу даних встановити: NAME, FILENAME, SIZE, MAXSIZE, FILEGROWTH.</text:p>
                </text:list-item>
                <text:list-item>
                  <text:p text:style-name="P24">Для файлу журналу транзакцій задати: NAME, FILENAME, SIZE, MAXSIZE, FILEGROWTH.</text:p>
                </text:list-item>
                <text:list-item>
                  <text:p text:style-name="P24">Створити FILEGROUP на ім'я «StorageFileGroup».</text:p>
                </text:list-item>
              </text:list>
            </text:list-item>
            <text:list-item>
              <text:p text:style-name="P24">CREATE SCHEMA</text:p>
            </text:list-item>
            <text:list-item>
              <text:p text:style-name="P24">CREATE TABLE</text:p>
              <text:list>
                <text:list-item>
                  <text:p text:style-name="P24">Реалізувати автоінкремент цілих первинних ключів (використовувати властивість IDENTITY).</text:p>
                </text:list-item>
                <text:list-item>
                  <text:p text:style-name="P24">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4">PRIMARY KEY</text:p>
                    </text:list-item>
                    <text:list-item>
                      <text:p text:style-name="P25">FOREIGN KEY</text:p>
                    </text:list-item>
                    <text:list-item>
                      <text:p text:style-name="P25">UNIQUE</text:p>
                    </text:list-item>
                    <text:list-item>
                      <text:p text:style-name="P25">NOT NULL</text:p>
                    </text:list-item>
                    <text:list-item>
                      <text:p text:style-name="P25">CHECK</text:p>
                    </text:list-item>
                    <text:list-item>
                      <text:p text:style-name="P25">DEFAULT</text:p>
                    </text:list-item>
                  </text:list>
                </text:list-item>
                <text:list-item>
                  <text:p text:style-name="P24">Розмістити таблиці по двох файлових групах PRIMARY та StorageFileGroup.</text:p>
                </text:list-item>
                <text:list-item>
                  <text:p text:style-name="P24">Декілька таблиць помістити в створену Вами схему (крок <text:span text:style-name="T19">1</text:span>.3).</text:p>
                </text:list-item>
              </text:list>
            </text:list-item>
            <text:list-item>
              <text:p text:style-name="P24">INSERT (додати щонайменше 10 записів у кожну таблицю).</text:p>
            </text:list-item>
          </text:list>
        </text:list-item>
        <text:list-item>
          <text:p text:style-name="P24">Написати SQL-скрипт оновлення бази даних, повинен містити такі SQL-оператори:</text:p>
          <text:list>
            <text:list-item>
              <text:p text:style-name="P24">USE</text:p>
            </text:list-item>
            <text:list-item>
              <text:p text:style-name="P24">CREATE TABLE - Перед створенням таблиці видалити таблицю з такою ж назвою, якщо вона існує.</text:p>
            </text:list-item>
            <text:list-item>
              <text:p text:style-name="P24">ALTER TABLE</text:p>
              <text:list>
                <text:list-item>
                  <text:p text:style-name="P24">Додати нову колонку до таблиці.</text:p>
                </text:list-item>
                <text:list-item>
                  <text:p text:style-name="P24">Змінити ім'я/тип колонки таблиці.</text:p>
                </text:list-item>
                <text:list-item>
                  <text:p text:style-name="P24">Додати/видалити CONSTRAINT.</text:p>
                </text:list-item>
              </text:list>
            </text:list-item>
            <text:list-item>
              <text:p text:style-name="P24">UPDATE (змінити деякі записи у кількох таблицях).</text:p>
            </text:list-item>
            <text:list-item>
              <text:p text:style-name="P24">DELETE (видалити кілька записів у кількох таблицях).</text:p>
            </text:list-item>
          </text:list>
        </text:list-item>
      </text:list>
      <text:p text:style-name="P17">Текст скриптів. <text:span text:style-name="T14">g</text:span><text:span text:style-name="T13">ithub </text:span><text:span text:style-name="T15">TODO</text:span></text:p>
      <text:p text:style-name="P48">Скріншот діаграми бази даних із середовища <text:span text:style-name="T20">Azure data studio</text:span></text:p>
      <text:p text:style-name="P19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19"/>
      <text:p text:style-name="P48">Опис предметної області та таблиць бази даних</text:p>
      <text:p text:style-name="P27"><text:span text:style-name="T9">Предметна область </text:span>— розклад занять у навчальному закладі.</text:p>
      <text:p text:style-name="P27"><text:span text:style-name="T9">Сутності</text:span><text:span text:style-name="T10">:</text:span></text:p>
      <text:list xml:id="list1530715311" text:style-name="L3">
        <text:list-item>
          <text:p text:style-name="P26">Заняття(з предмету) — проводиться:</text:p>
          <text:list>
            <text:list-item>
              <text:p text:style-name="P26">щотижня, або тільки по чисельникам/знаменникам;</text:p>
            </text:list-item>
            <text:list-item>
              <text:p text:style-name="P28">у день тижня</text:p>
            </text:list-item>
            <text:list-item>
              <text:p text:style-name="P28">для групи, <text:span text:style-name="T23">підгрупи</text:span></text:p>
            </text:list-item>
            <text:list-item>
              <text:p text:style-name="P29">у час</text:p>
            </text:list-item>
            <text:list-item>
              <text:p text:style-name="P30">викладачем</text:p>
            </text:list-item>
            <text:list-item>
              <text:p text:style-name="P30">в аудиторії</text:p>
            </text:list-item>
          </text:list>
        </text:list-item>
        <text:list-item>
          <text:p text:style-name="P26">Предмет</text:p>
        </text:list-item>
        <text:list-item>
          <text:p text:style-name="P26">Викладач</text:p>
        </text:list-item>
        <text:list-item>
          <text:p text:style-name="P26">Студент — <text:span text:style-name="T21">належить до групи та підгрупи</text:span></text:p>
        </text:list-item>
        <text:list-item>
          <text:p text:style-name="P26">Аудиторія</text:p>
        </text:list-item>
        <text:list-item>
          <text:p text:style-name="P26">Група(студентів) — <text:span text:style-name="T24">має куратора</text:span></text:p>
        </text:list-item>
      </text:list>
      <text:p text:style-name="P46">Таблиці:</text:p>
      <text:list xml:id="list1155894775" text:style-name="L4">
        <text:list-item>
          <text:p text:style-name="P31">Room(аудиторія)</text:p>
          <text:list>
            <text:list-item>
              <text:p text:style-name="P49"><text:span text:style-name="T22">id INT PK</text:span></text:p>
            </text:list-item>
          </text:list>
        </text:list-item>
        <text:list-item>
          <text:p text:style-name="P32">Teacher(викладач)</text:p>
          <text:list>
            <text:list-item>
              <text:p text:style-name="P33">Id <text:span text:style-name="T26">INT </text:span>IDENTITY<text:span text:style-name="T28">(1, 1)</text:span> <text:span text:style-name="T25">PK</text:span></text:p>
            </text:list-item>
            <text:list-item>
              <text:p text:style-name="P34">FirstName TEXT NOT NULL</text:p>
            </text:list-item>
            <text:list-item>
              <text:p text:style-name="P34">LastName TEXT NOT NULL</text:p>
            </text:list-item>
          </text:list>
        </text:list-item>
        <text:list-item>
          <text:p text:style-name="P35">Group</text:p>
          <text:list>
            <text:list-item>
              <text:p text:style-name="P35">Id INT PK</text:p>
            </text:list-item>
            <text:list-item>
              <text:p text:style-name="P36">Name TEXT NOT NULL</text:p>
            </text:list-item>
            <text:list-item>
              <text:p text:style-name="P37">CuratorId INT NOT NULL FK(Teacher.Id)</text:p>
            </text:list-item>
          </text:list>
        </text:list-item>
        <text:list-item>
          <text:p text:style-name="P38">ClassType<text:span text:style-name="T27">(тип заняття)</text:span></text:p>
          <text:list>
            <text:list-item>
              <text:p text:style-name="P39">Id INT IDENTITY(1, 1) PK</text:p>
            </text:list-item>
            <text:list-item>
              <text:p text:style-name="P39">Name TEXT NOT NULL</text:p>
            </text:list-item>
          </text:list>
        </text:list-item>
        <text:list-item>
          <text:p text:style-name="P40">Schedule(розклад/заняття)</text:p>
          <text:list>
            <text:list-item>
              <text:p text:style-name="P41">Day SMALLINT NOT NULL BETWEEN 0 AND 6</text:p>
            </text:list-item>
            <text:list-item>
              <text:p text:style-name="P42">Time TIME NOT NULL</text:p>
            </text:list-item>
            <text:list-item>
              <text:p text:style-name="P43">IsOddWeek BIT</text:p>
            </text:list-item>
            <text:list-item>
              <text:p text:style-name="P43">ClassTypeId INT NOT NULL FK(ClassType.Id)</text:p>
            </text:list-item>
            <text:list-item>
              <text:p text:style-name="P43">ClassId INT NOT NULL FK(Class.Id)</text:p>
            </text:list-item>
            <text:list-item>
              <text:p text:style-name="P43">GroupId INT NOT NULL FK(Group.Id)</text:p>
            </text:list-item>
            <text:list-item>
              <text:p text:style-name="P43">Subgroup INT NOT NULL</text:p>
            </text:list-item>
            <text:list-item>
              <text:p text:style-name="P43">TeacherId INT NOT NULL <text:span text:style-name="T29">FK(Teacher.Id)</text:span></text:p>
            </text:list-item>
            <text:list-item>
              <text:p text:style-name="P44">RoomId INT NOT NULL FK(Room.Id)</text:p>
            </text:list-item>
          </text:list>
        </text:list-item>
        <text:list-item>
          <text:p text:style-name="P45">Student</text:p>
          <text:list>
            <text:list-item>
              <text:p text:style-name="P45">Id INT IDENTITY(1, 1) <text:span text:style-name="T31">PK</text:span></text:p>
            </text:list-item>
            <text:list-item>
              <text:p text:style-name="P45">FirstName TEXT NOT NULL</text:p>
            </text:list-item>
            <text:list-item>
              <text:p text:style-name="P45"><text:span text:style-name="T30">L</text:span>astName TEXT NOT NULL</text:p>
            </text:list-item>
            <text:list-item>
              <text:p text:style-name="P45">GroupId INT NOT NULL FK(Group.Id)</text:p>
            </text:list-item>
          </text:list>
        </text:list-item>
      </text:list>
      <text:p text:style-name="P19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28T20:11:49.149997939</dc:date>
    <meta:editing-duration>PT3H15M52S</meta:editing-duration>
    <meta:editing-cycles>160</meta:editing-cycles>
    <meta:generator>LibreOffice/7.2.6.2$Linux_X86_64 LibreOffice_project/20$Build-2</meta:generator>
    <meta:document-statistic meta:table-count="0" meta:image-count="1" meta:object-count="1" meta:page-count="4" meta:paragraph-count="97" meta:word-count="490" meta:character-count="3153" meta:non-whitespace-character-count="2821"/>
  </office:meta>
</office:document-meta>
</file>